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2430000013187C7048D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24C00000131B3EDC44E.svm" manifest:media-type=""/>
  <manifest:file-entry manifest:full-path="Pictures/200000010000017D00000142CF7A6707.svm" manifest:media-type=""/>
  <manifest:file-entry manifest:full-path="Pictures/200000010000017D00000175BA3476CE.svm" manifest:media-type=""/>
  <manifest:file-entry manifest:full-path="Pictures/10000000000000200000002000309F1C.png" manifest:media-type="image/png"/>
  <manifest:file-entry manifest:full-path="Pictures/200000010000016800000129791B0B52.svm" manifest:media-type=""/>
  <manifest:file-entry manifest:full-path="Pictures/2000000100000464000000E59EA4DC49.svm" manifest:media-type=""/>
  <manifest:file-entry manifest:full-path="Pictures/2000000100000175000001756F6137FF.svm" manifest:media-type=""/>
  <manifest:file-entry manifest:full-path="Pictures/200000010000018500000142AEA88071.svm" manifest:media-type=""/>
  <manifest:file-entry manifest:full-path="Pictures/200000020000041C000001B9B1903B69.eps" manifest:media-type=""/>
  <manifest:file-entry manifest:full-path="Pictures/2000000100000124000000D8A19DD694.svm" manifest:media-type=""/>
  <manifest:file-entry manifest:full-path="Pictures/200000010000084000000129FA9FC93A.svm" manifest:media-type=""/>
  <manifest:file-entry manifest:full-path="Pictures/200000010000019B000000D8DAB4C232.svm" manifest:media-type=""/>
  <manifest:file-entry manifest:full-path="Pictures/20000001000001B000000129C1E76D42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20000001000004DA00000129701D235C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i_{c2} \approx i_{e2}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{m2}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e2} =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2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1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05cm" svg:height="4.571cm" svg:x="0.988cm" svg:y="0.634cm">
          <draw:image xlink:href="Pictures/200000020000041C000001B9B1903B69.eps" xlink:type="simple" xlink:show="embed" xlink:actuate="onLoad">
            <text:p/>
          </draw:image>
        </draw:frame>
        <draw:frame draw:style-name="gr2" draw:layer="layout" svg:width="0.937cm" svg:height="0.911cm" svg:x="7.683cm" svg:y="0.39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5.341cm" svg:y="0.3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0.408cm" svg:y="0.39cm">
          <draw:text-box>
            <text:p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2.424cm" svg:y1="3.38cm" svg:x2="2.424cm" svg:y2="3.744cm">
          <text:p/>
        </draw:line>
        <draw:line draw:style-name="gr3" draw:text-style-name="P1" draw:layer="layout" svg:x1="1.984cm" svg:y1="2.884cm" svg:x2="1.984cm" svg:y2="3.248cm">
          <text:p/>
        </draw:line>
        <draw:line draw:style-name="gr3" draw:text-style-name="P1" draw:layer="layout" svg:x1="1.995cm" svg:y1="1.473cm" svg:x2="1.995cm" svg:y2="1.837cm">
          <text:p/>
        </draw:line>
        <draw:frame draw:style-name="gr4" draw:text-style-name="P1" draw:layer="layout" svg:width="0.517cm" svg:height="0.355cm" svg:x="2.354cm" svg:y="1.136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349cm" svg:height="0.258cm" svg:x="2.69cm" svg:y="1.69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1.689cm" svg:height="0.237cm" svg:x="0.158cm" svg:y="1.465cm">
          <draw:image xlink:href="Pictures/200000010000084000000129FA9FC93A.svm" xlink:type="simple" xlink:show="embed" xlink:actuate="onLoad">
            <text:p/>
          </draw:image>
        </draw:frame>
        <draw:frame draw:style-name="gr7" draw:text-style-name="P1" draw:layer="layout" svg:width="1.348cm" svg:height="0.274cm" svg:x="0.63cm" svg:y="2.205cm">
          <draw:image xlink:href="Pictures/2000000100000464000000E59EA4DC49.svm" xlink:type="simple" xlink:show="embed" xlink:actuate="onLoad">
            <text:p/>
          </draw:image>
        </draw:frame>
        <draw:frame draw:style-name="gr8" draw:text-style-name="P1" draw:layer="layout" svg:width="0.492cm" svg:height="0.258cm" svg:x="2.408cm" svg:y="2.853cm">
          <draw:image xlink:href="Pictures/200000010000019B000000D8DAB4C232.svm" xlink:type="simple" xlink:show="embed" xlink:actuate="onLoad">
            <text:p/>
          </draw:image>
        </draw:frame>
        <draw:frame draw:style-name="gr9" draw:text-style-name="P1" draw:layer="layout" svg:width="1.489cm" svg:height="0.355cm" svg:x="0.351cm" svg:y="2.96cm">
          <draw:image xlink:href="Pictures/20000001000004DA00000129701D235C.svm" xlink:type="simple" xlink:show="embed" xlink:actuate="onLoad">
            <text:p/>
          </draw:image>
        </draw:frame>
        <draw:frame draw:style-name="gr10" draw:text-style-name="P1" draw:layer="layout" svg:width="0.431cm" svg:height="0.355cm" svg:x="2.543cm" svg:y="3.336cm">
          <draw:image xlink:href="Pictures/200000010000016800000129791B0B52.svm" xlink:type="simple" xlink:show="embed" xlink:actuate="onLoad">
            <text:p/>
          </draw:image>
        </draw:frame>
        <draw:frame draw:style-name="gr11" draw:text-style-name="P1" draw:layer="layout" svg:width="0.299cm" svg:height="0.258cm" svg:x="0.646cm" svg:y="4.121cm">
          <draw:image xlink:href="Pictures/20000001000000FA000000D8AB97C17A.svm" xlink:type="simple" xlink:show="embed" xlink:actuate="onLoad">
            <text:p/>
          </draw:image>
        </draw:frame>
        <draw:frame draw:style-name="gr11" draw:text-style-name="P1" draw:layer="layout" svg:width="0.299cm" svg:height="0.258cm" svg:x="2.893cm" svg:y="4.127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56cm" svg:height="0.385cm" svg:x="4.496cm" svg:y="3.739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92cm" svg:height="0.258cm" svg:x="4.978cm" svg:y="3.096cm">
          <draw:image xlink:href="Pictures/200000010000019B000000D8DAB4C232.svm" xlink:type="simple" xlink:show="embed" xlink:actuate="onLoad">
            <text:p/>
          </draw:image>
        </draw:frame>
        <draw:frame draw:style-name="gr13" draw:text-style-name="P1" draw:layer="layout" svg:width="0.466cm" svg:height="0.385cm" svg:x="3.798cm" svg:y="2.149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349cm" svg:height="0.258cm" svg:x="4.829cm" svg:y="1.704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17cm" svg:height="0.355cm" svg:x="3.683cm" svg:y="1.226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4.017cm" svg:y="0.3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299cm" svg:height="0.258cm" svg:x="6.115cm" svg:y="4.022cm">
          <draw:image xlink:href="Pictures/20000001000000FA000000D8AB97C17A.svm" xlink:type="simple" xlink:show="embed" xlink:actuate="onLoad">
            <text:p/>
          </draw:image>
        </draw:frame>
        <draw:frame draw:style-name="gr15" draw:text-style-name="P1" draw:layer="layout" svg:width="0.41cm" svg:height="0.36cm" svg:x="6.789cm" svg:y="3.103cm">
          <draw:image xlink:href="Pictures/20000001000001570000012D05F98AF2.svm" xlink:type="simple" xlink:show="embed" xlink:actuate="onLoad">
            <text:p/>
          </draw:image>
        </draw:frame>
        <draw:frame draw:style-name="gr16" draw:text-style-name="P1" draw:layer="layout" svg:width="0.694cm" svg:height="0.365cm" svg:x="7.257cm" svg:y="3.938cm">
          <draw:image xlink:href="Pictures/20000001000002430000013187C7048D.svm" xlink:type="simple" xlink:show="embed" xlink:actuate="onLoad">
            <text:p/>
          </draw:image>
        </draw:frame>
        <draw:frame draw:style-name="gr17" draw:text-style-name="P1" draw:layer="layout" svg:width="0.456cm" svg:height="0.355cm" svg:x="8.439cm" svg:y="3.934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draw:layer="layout" svg:width="0.446cm" svg:height="0.355cm" svg:x="8.439cm" svg:y="3.041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739cm" svg:height="0.365cm" svg:x="7.832cm" svg:y="2.119cm">
          <draw:image xlink:href="Pictures/20000001000002690000013145689BC3.svm" xlink:type="simple" xlink:show="embed" xlink:actuate="onLoad">
            <text:p/>
          </draw:image>
        </draw:frame>
        <draw:frame draw:style-name="gr19" draw:text-style-name="P1" draw:layer="layout" svg:width="0.456cm" svg:height="0.446cm" svg:x="8.824cm" svg:y="2.471cm">
          <draw:image xlink:href="Pictures/200000010000017D00000175BA3476CE.svm" xlink:type="simple" xlink:show="embed" xlink:actuate="onLoad">
            <text:p/>
          </draw:image>
        </draw:frame>
        <draw:frame draw:style-name="gr20" draw:text-style-name="P1" draw:layer="layout" svg:width="0.446cm" svg:height="0.446cm" svg:x="8.855cm" svg:y="1.609cm">
          <draw:image xlink:href="Pictures/2000000100000175000001756F6137FF.svm" xlink:type="simple" xlink:show="embed" xlink:actuate="onLoad">
            <text:p/>
          </draw:image>
        </draw:frame>
        <draw:frame draw:style-name="gr21" draw:text-style-name="P1" draw:layer="layout" svg:width="0.704cm" svg:height="0.365cm" svg:x="10.106cm" svg:y="2.77cm">
          <draw:image xlink:href="Pictures/200000010000024C00000131B3EDC44E.svm" xlink:type="simple" xlink:show="embed" xlink:actuate="onLoad">
            <text:p/>
          </draw:image>
        </draw:frame>
        <draw:frame draw:style-name="gr22" draw:text-style-name="P1" draw:layer="layout" svg:width="0.557cm" svg:height="0.355cm" svg:x="10.21cm" svg:y="4.329cm">
          <draw:image xlink:href="Pictures/20000001000001D100000129A37F3893.svm" xlink:type="simple" xlink:show="embed" xlink:actuate="onLoad">
            <text:p/>
          </draw:image>
        </draw:frame>
        <draw:frame draw:style-name="gr23" draw:text-style-name="P1" draw:layer="layout" svg:width="0.532cm" svg:height="0.365cm" svg:x="11.833cm" svg:y="4.317cm">
          <draw:image xlink:href="Pictures/20000001000001BC0000013180CA14ED.svm" xlink:type="simple" xlink:show="embed" xlink:actuate="onLoad">
            <text:p/>
          </draw:image>
        </draw:frame>
        <draw:frame draw:style-name="gr12" draw:text-style-name="P1" draw:layer="layout" svg:width="0.456cm" svg:height="0.385cm" svg:x="11.122cm" svg:y="3.452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466cm" svg:height="0.385cm" svg:x="11.122cm" svg:y="2.052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349cm" svg:height="0.258cm" svg:x="11.576cm" svg:y="1.708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17cm" svg:height="0.355cm" svg:x="11.203cm" svg:y="1.055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9.883cm" svg:y="0.366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9T14:23:26</meta:creation-date>
    <meta:editing-duration>PT38M52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3-06T20:10:25</dc:date>
    <dc:creator>kkk </dc:creator>
    <meta:document-statistic meta:object-count="38"/>
    <meta:template xlink:type="simple" xlink:actuate="onRequest" xlink:title="kkkFigures" xlink:href="../../../../.libreoffice/3/user/template/kkkFigures.otg" meta:date="2014-02-09T14:23:24"/>
  </office:meta>
</office:document-meta>
</file>